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0a856a"/>
    </style:style>
    <style:style style:name="T19" style:family="text">
      <style:text-properties officeooo:rsid="0014e4e5"/>
    </style:style>
    <style:style style:name="T20" style:family="text">
      <style:text-properties officeooo:rsid="001b4c23"/>
    </style:style>
    <style:style style:name="T21" style:family="text">
      <style:text-properties officeooo:rsid="001d44e3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d44e3"/>
    </style:style>
    <style:style style:name="T24" style:family="text">
      <style:text-properties officeooo:rsid="001e8efe"/>
    </style:style>
    <style:style style:name="T25" style:family="text">
      <style:text-properties officeooo:rsid="00204f93"/>
    </style:style>
    <style:style style:name="T26" style:family="text">
      <style:text-properties officeooo:rsid="0024ab29"/>
    </style:style>
    <style:style style:name="T27" style:family="text">
      <style:text-properties officeooo:rsid="0026d350"/>
    </style:style>
    <style:style style:name="T28" style:family="text">
      <style:text-properties officeooo:rsid="0028a15a"/>
    </style:style>
    <style:style style:name="T29" style:family="text">
      <style:text-properties style:text-underline-style="none"/>
    </style:style>
    <style:style style:name="T30" style:family="text">
      <style:text-properties officeooo:rsid="00338a3f"/>
    </style:style>
    <style:style style:name="T31" style:family="text">
      <style:text-properties officeooo:rsid="0036a577"/>
    </style:style>
    <style:style style:name="T32" style:family="text">
      <style:text-properties officeooo:rsid="003e9f23"/>
    </style:style>
    <style:style style:name="T33" style:family="text">
      <style:text-properties officeooo:rsid="004191b2"/>
    </style:style>
    <style:style style:name="T34" style:family="text">
      <style:text-properties officeooo:rsid="00550c8f"/>
    </style:style>
    <style:style style:name="T35" style:family="text">
      <style:text-properties officeooo:rsid="0064fe8f"/>
    </style:style>
    <style:style style:name="T36" style:family="text">
      <style:text-properties officeooo:rsid="00696aa4"/>
    </style:style>
    <style:style style:name="T37" style:family="text">
      <style:text-properties officeooo:rsid="006a058e"/>
    </style:style>
    <style:style style:name="T38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8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7">we can use it for the </text:span><text:span text:style-name="T16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114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114" svg:width="0.6941in" svg:height="0.6941in" svg:x="1.1126in" svg:y="0.1563in"><draw:text-box><text:p>Client</text:p></draw:text-box></draw:frame><draw:frame text:anchor-type="paragraph" draw:z-index="2" draw:name="Text Frame 3" draw:style-name="gr2" draw:text-style-name="P114" svg:width="0.6941in" svg:height="0.6941in" svg:x="2.1626in" svg:y="0.1563in"><draw:text-box><text:p>IAnimal</text:p><text:p><text:span text:style-name="T38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113" svg:x1="0.7563in" svg:y1="0.1465in" svg:x2="1.1126in" svg:y2="0.1465in"><text:p/></draw:line><draw:line text:anchor-type="paragraph" draw:z-index="5" draw:name="Line 2" draw:style-name="gr1" draw:text-style-name="P113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113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0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19">Extreme programming</text:span></text:p>
      <text:p text:style-name="P21">release <text:span text:style-name="T23">day by day</text:span> and deliver something that customer needs </text:p>
      <text:p text:style-name="P20">find errors and mistakes <text:span text:style-name="T20">constantly (with tests) -</text:span><text:span text:style-name="T21"> Small releases</text:span></text:p>
      <text:p text:style-name="P20"/>
      <text:p text:style-name="P22">5 <text:span text:style-name="T1">values</text:span>:</text:p>
      <text:p text:style-name="P23">communication – <text:span text:style-name="T24">colleagues + customers</text:span></text:p>
      <text:p text:style-name="P23">simplicity</text:p>
      <text:p text:style-name="P23">feedback – <text:span text:style-name="T24">from system (test often), customer, team</text:span></text:p>
      <text:p text:style-name="P23">courage – <text:span text:style-name="T24">speak the truth, </text:span><text:span text:style-name="T25">seek answers</text:span></text:p>
      <text:p text:style-name="P23">respect – <text:span text:style-name="T24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6">(</text:span>of people<text:span text:style-name="T26">)</text:span> programming – <text:span text:style-name="T26">proven scientifically, better quality</text:span></text:p>
      <text:p text:style-name="P26">user stories – <text:span text:style-name="T27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28">5 </text:span>categories:</text:p>
      <text:p text:style-name="P28"><text:span text:style-name="T22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29">:</text:span></text:p>
      <text:p text:style-name="P37">user stories – change and release faster</text:p>
      <text:p text:style-name="P30">designing<text:span text:style-name="T29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29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29"/></text:p>
      <text:p text:style-name="P32"><text:span text:style-name="T29"/></text:p>
      <text:p text:style-name="P50">New XP Project</text:p>
      <text:p text:style-name="P39">user stories 1-3 weeks</text:p>
      <text:p text:style-name="P31"><text:span text:style-name="T29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1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2">dependency firewalls</text:span></text:p>
      <text:p text:style-name="P44"><text:span text:style-name="T22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2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2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3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2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2">variables private</text:span></text:p>
      <text:p text:style-name="P66">any other class, including subclasses, are closed against changes to those variables (<text:span text:style-name="T22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3">code</text:span> is harder to maintain and <text:span text:style-name="T33">catch up with what’s going on</text:span></text:p>
      <text:p text:style-name="P72"/>
      <text:p text:style-name="P86">Single responsibility responsibility</text:p>
      <text:p text:style-name="P73">one reason to change (method, class)</text:p>
      <text:p text:style-name="P74">easier for testing by this approach</text:p>
      <text:p text:style-name="P87"><text:span text:style-name="T2"/></text:p>
      <text:p text:style-name="P84">05.09</text:p>
      <text:p text:style-name="P75">Open-closed principle</text:p>
      <text:p text:style-name="P75">make changes without changing things</text:p>
      <text:p text:style-name="P89"/>
      <text:p text:style-name="P88">SOLID</text:p>
      <text:p text:style-name="P88">S<text:span text:style-name="T2"> – Single responsible principle</text:span></text:p>
      <text:p text:style-name="P88">O<text:span text:style-name="T2"> – Open-closed principle</text:span></text:p>
      <text:p text:style-name="P88"><text:span text:style-name="T2"/></text:p>
      <text:p text:style-name="P99"><text:span text:style-name="T2">07.09 3_</text:span><text:span text:style-name="T7">lsp</text:span></text:p>
      <text:p text:style-name="P79">Liskov substitution principle</text:p>
      <text:p text:style-name="P90"><text:span text:style-name="T2"/></text:p>
      <text:p text:style-name="P80">The principle says, that function which uses pointers/ref. to the base class must be able to use objects ­of derived classes without knowing it.</text:p>
      <text:p text:style-name="P91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91"><text:span text:style-name="T2"/></text:p>
      <text:p text:style-name="P92"><text:span text:style-name="T9">T</text:span><text:span text:style-name="T2">he client expects that all derivatives must conform to the behaviour</text:span><text:span text:style-name="T8"> of the base class</text:span></text:p>
      <text:p text:style-name="P92"><text:span text:style-name="T8">,</text:span><text:span text:style-name="T9"> so he doesn’t need to check the type (this would violate the OCP)</text:span></text:p>
      <text:p text:style-name="P92"><text:span text:style-name="T8"/></text:p>
      <text:p text:style-name="P100"><text:span text:style-name="T8">07.09 3_</text:span><text:span text:style-name="T9">dip</text:span></text:p>
      <text:p text:style-name="P93"><text:span text:style-name="T8">D</text:span><text:span text:style-name="T2">ependency Inversion Principle</text:span></text:p>
      <text:p text:style-name="P93"><text:span text:style-name="T2"/></text:p>
      <text:p text:style-name="P81">The cause of Bad designing</text:p>
      <text:p text:style-name="P93">1. <text:span text:style-name="T2">rigidity – single change → cascade changes.</text:span></text:p>
      <text:p text:style-name="P81">Cost and size of change is unpredictable? Officialy rigid</text:p>
      <text:p text:style-name="P93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93">3.<text:span text:style-name="T2"> immobility – desirable parts of the design are dependent upon not desired details</text:span></text:p>
      <text:p text:style-name="P81">not possible to reuse the design</text:p>
      <text:p text:style-name="P93"><text:span text:style-name="T2"/></text:p>
      <text:p text:style-name="P94">Dependency inversion</text:p>
      <text:p text:style-name="P102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2">inversion</text:span>:</text:p>
      <text:p text:style-name="P76">dependencies are inverted if higher and lower level modules depend upon <text:span text:style-name="T34">an</text:span> abstraction</text:p>
      <text:p text:style-name="P76"/>
      <text:p text:style-name="P94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95">Layering</text:p>
      <text:p text:style-name="P77">All well structured OO acrchitectures have clearly-defined layers</text:p>
      <text:p text:style-name="P77">naive layers are:</text:p>
      <text:p text:style-name="P77"><draw:frame draw:style-name="fr2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2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101"><text:span text:style-name="T8">07.09 3_</text:span><text:span text:style-name="T10">isp</text:span></text:p>
      <text:p text:style-name="P82">Interface Segregation Principle</text:p>
      <text:p text:style-name="P96"><text:span text:style-name="T2"/></text:p>
      <text:p text:style-name="P78">the interface of the class can be broken up into groups of member (virtual) functions. Each group serves a different set of clients.</text:p>
      <text:p text:style-name="P97"><draw:frame draw:style-name="fr1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97"><text:span text:style-name="T2"/></text:p>
      <text:p text:style-name="P97"><text:span text:style-name="T2"/></text:p>
      <text:p text:style-name="P97"><text:span text:style-name="T2"/></text:p>
      <text:p text:style-name="P98">Interface pollution</text:p>
      <text:p text:style-name="P83">one interface is forced to know about other interface which it doesn’t require</text:p>
      <text:p text:style-name="P83"/>
      <text:p text:style-name="P85"><text:s/>12.08 </text:p>
      <text:p text:style-name="P103">lsp</text:p>
      <text:p text:style-name="P103"/>
      <text:p text:style-name="P104">“Routine declaration of a derivative may only replace original precondition with one <text:span text:style-name="T22">equal or weaker</text:span> and the original postcondition with one <text:span text:style-name="T22">equal or stronger</text:span>”</text:p>
      <text:p text:style-name="P104"/>
      <text:p text:style-name="P105">when you are doing subclass thin: IS-<text:span text:style-name="T35">SUBSTIUATABLE</text:span>-FOR instead of IS-A</text:p>
      <text:p text:style-name="P105"/>
      <text:p text:style-name="P112">CUPID</text:p>
      <text:p text:style-name="P106"><text:span text:style-name="T1">C</text:span>omposable</text:p>
      <text:p text:style-name="P106"><text:span text:style-name="T1">U</text:span>nix philosophy<text:tab/><text:span text:style-name="T36">ls -a <text:s/>| <text:s/>grep – </text:span><text:span text:style-name="T37">not intended, but can be combined</text:span></text:p>
      <text:p text:style-name="P107"><text:span text:style-name="T1">P</text:span>redictable</text:p>
      <text:p text:style-name="P108"><text:span text:style-name="T1">I</text:span>diomatic<text:tab/><text:tab/></text:p>
      <text:p text:style-name="P109"><text:span text:style-name="T1">D</text:span>omain-Based</text:p>
      <text:p text:style-name="P109"/>
      <text:p text:style-name="P109"/>
      <text:p text:style-name="P111">once again</text:p>
      <text:p text:style-name="P110">SOLID</text:p>
      <text:p text:style-name="P110">S: SRP – each class/module single responsibility</text:p>
      <text:p text:style-name="P110">O: OCP – extendable without modification</text:p>
      <text:p text:style-name="P110">L: LSP – any client of a class should be able to use subclasses without problem</text:p>
      <text:p text:style-name="P110">I : ISP – user <text:s/>not depended on methods which doesn’t use</text:p>
      <text:p text:style-name="P110">D: DIP – high-level not depended on low-level. Details should depend on abstra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5.2$Linux_X86_64 LibreOffice_project/420$Build-2</meta:generator>
    <dc:date>2024-09-12T08:53:44.455186392</dc:date>
    <meta:editing-duration>PT4H54M27S</meta:editing-duration>
    <meta:editing-cycles>94</meta:editing-cycles>
    <meta:document-statistic meta:table-count="0" meta:image-count="6" meta:object-count="0" meta:page-count="7" meta:paragraph-count="217" meta:word-count="1497" meta:character-count="9523" meta:non-whitespace-character-count="8174"/>
  </office:meta>
</office:document-meta>
</file>